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fc80" officeooo:paragraph-rsid="000efc80"/>
    </style:style>
    <style:style style:name="P2" style:family="paragraph" style:parent-style-name="Standard">
      <style:text-properties officeooo:rsid="001025e1" officeooo:paragraph-rsid="001025e1"/>
    </style:style>
    <style:style style:name="P3" style:family="paragraph" style:parent-style-name="Standard">
      <style:text-properties officeooo:rsid="001025e1" officeooo:paragraph-rsid="0010c59e"/>
    </style:style>
    <style:style style:name="P4" style:family="paragraph" style:parent-style-name="Standard">
      <style:text-properties officeooo:rsid="001025e1" officeooo:paragraph-rsid="0012754f"/>
    </style:style>
    <style:style style:name="P5" style:family="paragraph" style:parent-style-name="Standard">
      <style:text-properties officeooo:rsid="001025e1" officeooo:paragraph-rsid="001443d4"/>
    </style:style>
    <style:style style:name="P6" style:family="paragraph" style:parent-style-name="Standard">
      <style:text-properties officeooo:rsid="001443d4" officeooo:paragraph-rsid="001443d4"/>
    </style:style>
    <style:style style:name="P7" style:family="paragraph" style:parent-style-name="Standard">
      <style:text-properties officeooo:rsid="0012754f" officeooo:paragraph-rsid="0012754f"/>
    </style:style>
    <style:style style:name="P8" style:family="paragraph" style:parent-style-name="Standard">
      <style:text-properties officeooo:rsid="0012754f" officeooo:paragraph-rsid="001443d4"/>
    </style:style>
    <style:style style:name="P9" style:family="paragraph" style:parent-style-name="Standard">
      <style:text-properties officeooo:rsid="001025e1" officeooo:paragraph-rsid="001443d4"/>
    </style:style>
    <style:style style:name="P10" style:family="paragraph" style:parent-style-name="Standard">
      <style:text-properties officeooo:rsid="001025e1" officeooo:paragraph-rsid="0012754f"/>
    </style:style>
    <style:style style:name="P11" style:family="paragraph" style:parent-style-name="Standard">
      <style:text-properties officeooo:rsid="001025e1" officeooo:paragraph-rsid="00152953"/>
    </style:style>
    <style:style style:name="P12" style:family="paragraph" style:parent-style-name="Standard">
      <style:text-properties officeooo:rsid="00152953" officeooo:paragraph-rsid="00152953"/>
    </style:style>
    <style:style style:name="T1" style:family="text">
      <style:text-properties officeooo:rsid="001025e1"/>
    </style:style>
    <style:style style:name="T2" style:family="text">
      <style:text-properties officeooo:rsid="0010c59e"/>
    </style:style>
    <style:style style:name="T3" style:family="text">
      <style:text-properties officeooo:rsid="0012754f"/>
    </style:style>
    <style:style style:name="T4" style:family="text">
      <style:text-properties officeooo:rsid="001443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CREATE DATABASE.</text:p>
      <text:p text:style-name="P1"/>
      <text:p text:style-name="P1">CREATE DATABASE cs161project;</text:p>
      <text:p text:style-name="P1"/>
      <text:p text:style-name="P1">\c cs161project;</text:p>
      <text:p text:style-name="P1"/>
      <text:p text:style-name="P1">CREATE TABLE generaldetails(</text:p>
      <text:p text:style-name="P1">video_id BIGSERIAL,</text:p>
      <text:p text:style-name="P1">framecoun<text:span text:style-name="T1">t</text:span> INTEGER,</text:p>
      <text:p text:style-name="P1">xresolution INTEGER,</text:p>
      <text:p text:style-name="P1">yresolution INTEGER,</text:p>
      <text:p text:style-name="P1">fps, REAL);</text:p>
      <text:p text:style-name="P1"/>
      <text:p text:style-name="P1">GRANT ALL PRIVILEGES ON TABLE generaldetails TO userz;</text:p>
      <text:p text:style-name="P1"/>
      <text:p text:style-name="P1">GRANT USAGE, SELECT ON SEQUENCE generaldetails_video_id_seq TO userz;</text:p>
      <text:p text:style-name="P1"/>
      <text:p text:style-name="P2">CREATE TABLE bounding_box_face(</text:p>
      <text:p text:style-name="P2">video_id BIGINT,</text:p>
      <text:p text:style-name="P2">frame INTEGER,</text:p>
      <text:p text:style-name="P2">x INTEGER,</text:p>
      <text:p text:style-name="P2">y INTEGER,</text:p>
      <text:p text:style-name="P2">width INTEGER,</text:p>
      <text:p text:style-name="P2">height INTEGER);</text:p>
      <text:p text:style-name="P2"/>
      <text:p text:style-name="P2">CREATE TABLE bounding_box_left_eye(</text:p>
      <text:p text:style-name="P2">video_id BIGINT,</text:p>
      <text:p text:style-name="P2">frame INTEGER,</text:p>
      <text:p text:style-name="P2">x INTEGER,</text:p>
      <text:p text:style-name="P2">y INTEGER,</text:p>
      <text:p text:style-name="P2">width INTEGER,</text:p>
      <text:p text:style-name="P2">height INTEGER);</text:p>
      <text:p text:style-name="P2"/>
      <text:p text:style-name="P2">CREATE TABLE bounding_box_right_eye(</text:p>
      <text:p text:style-name="P2">video_id BIGINT,</text:p>
      <text:p text:style-name="P2">frame INTEGER,</text:p>
      <text:p text:style-name="P2">x INTEGER,</text:p>
      <text:p text:style-name="P2">y INTEGER,</text:p>
      <text:p text:style-name="P2">width INTEGER,</text:p>
      <text:p text:style-name="P2">height INTEGER);</text:p>
      <text:p text:style-name="P2"/>
      <text:p text:style-name="P2">CREATE TABLE bounding_box_mouth(</text:p>
      <text:p text:style-name="P2">video_id BIGINT,</text:p>
      <text:p text:style-name="P2">frame INTEGER,</text:p>
      <text:p text:style-name="P2">x INTEGER,</text:p>
      <text:p text:style-name="P2">y INTEGER,</text:p>
      <text:p text:style-name="P2">width INTEGER,</text:p>
      <text:p text:style-name="P2">height INTEGER);</text:p>
      <text:p text:style-name="P2"/>
      <text:p text:style-name="P2"/>
      <text:p text:style-name="P2"/>
      <text:p text:style-name="P2"/>
      <text:p text:style-name="P2"><text:soft-page-break/>CREATE TABLE bounding_box_nose(</text:p>
      <text:p text:style-name="P2">video_id BIGINT,</text:p>
      <text:p text:style-name="P2">frame INTEGER,</text:p>
      <text:p text:style-name="P2">x INTEGER,</text:p>
      <text:p text:style-name="P2">y INTEGER,</text:p>
      <text:p text:style-name="P2">width INTEGER,</text:p>
      <text:p text:style-name="P2">height INTEGER);</text:p>
      <text:p text:style-name="P2"/>
      <text:p text:style-name="P4">CREATE TABLE <text:span text:style-name="T3">left_pupil</text:span>(</text:p>
      <text:p text:style-name="P6">video_id BIGINT,</text:p>
      <text:p text:style-name="P6">frame INTEGER,</text:p>
      <text:p text:style-name="P7">x INTEGER,</text:p>
      <text:p text:style-name="P4"><text:span text:style-name="T3">y INTEGER</text:span>);</text:p>
      <text:p text:style-name="P4"/>
      <text:p text:style-name="P4"/>
      <text:p text:style-name="P5">CREATE TABLE <text:span text:style-name="T4">right_pupil</text:span>(</text:p>
      <text:p text:style-name="P6">video_id BIGINT,</text:p>
      <text:p text:style-name="P6">frame INTEGER,</text:p>
      <text:p text:style-name="P8">x INTEGER,</text:p>
      <text:p text:style-name="P5"><text:span text:style-name="T3">y INTEGER</text:span>);</text:p>
      <text:p text:style-name="P5"/>
      <text:p text:style-name="P12">CREATE TABLE stasm(</text:p>
      <text:p text:style-name="P12">video_id BIGINT,</text:p>
      <text:p text:style-name="P12">frame INTEGER,</text:p>
      <text:p text:style-name="P12">stasm_index INTEGER,</text:p>
      <text:p text:style-name="P12">stasm_point POINT);</text:p>
      <text:p text:style-name="P2"/>
      <text:p text:style-name="P2">GRANT ALL PRIVILEGES ON <text:span text:style-name="T2">TABLE bounding_box_face</text:span> TO userz;</text:p>
      <text:p text:style-name="P3"/>
      <text:p text:style-name="P3">GRANT ALL PRIVILEGES ON <text:span text:style-name="T2">TABLE bounding_box_left_eye</text:span> TO userz;</text:p>
      <text:p text:style-name="P3"/>
      <text:p text:style-name="P3">GRANT ALL PRIVILEGES ON <text:span text:style-name="T2">TABLE bounding_box_mouth</text:span> TO userz;</text:p>
      <text:p text:style-name="P3"/>
      <text:p text:style-name="P3">GRANT ALL PRIVILEGES ON <text:span text:style-name="T2">TABLE bounding_box_nose</text:span> TO userz;</text:p>
      <text:p text:style-name="P3"/>
      <text:p text:style-name="P3">GRANT ALL PRIVILEGES ON <text:span text:style-name="T2">TABLE bounding_box_right_eye</text:span> TO userz;</text:p>
      <text:p text:style-name="P3"/>
      <text:p text:style-name="P4">GRANT ALL PRIVILEGES ON <text:span text:style-name="T2">TABLE right_pupil </text:span>TO userz;</text:p>
      <text:p text:style-name="P4"/>
      <text:p text:style-name="P4">GRANT ALL PRIVILEGES ON <text:span text:style-name="T2">TABLE left_pupil</text:span> TO userz;</text:p>
      <text:p text:style-name="P4"/>
      <text:p text:style-name="P11">GRANT ALL PRIVILEGES ON <text:span text:style-name="T2">TABLE stasm</text:span> TO userz;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6-03-02T19:41:24.021427903</meta:creation-date>
    <dc:date>2016-05-02T18:32:44.091231828</dc:date>
    <dc:creator>student </dc:creator>
    <meta:editing-duration>PT18M5S</meta:editing-duration>
    <meta:editing-cycles>4</meta:editing-cycles>
    <meta:generator>LibreOffice/5.0.3.2$Linux_X86_64 LibreOffice_project/00m0$Build-2</meta:generator>
    <meta:document-statistic meta:table-count="0" meta:image-count="0" meta:object-count="0" meta:page-count="2" meta:paragraph-count="69" meta:word-count="209" meta:character-count="1549" meta:non-whitespace-character-count="1409"/>
  </office:meta>
</office:document-meta>
</file>